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Ultrafine_20_Dashed" svg:stroke-width="0.1cm" svg:stroke-color="#00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Ultrafine_20_Dashed" svg:stroke-width="0.1cm" svg:stroke-color="#00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.679cm"/>
    </style:style>
    <style:style style:name="gr8" style:family="graphic" style:parent-style-name="standard">
      <style:graphic-properties draw:stroke="dash" draw:stroke-dash="Ultrafine_20_Dashed"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61cm" fo:min-width="9.6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cm"/>
    </style:style>
    <style:style style:name="gr12" style:family="graphic" style:parent-style-name="standard">
      <style:graphic-properties draw:stroke="dash" draw:stroke-dash="Ultrafine_20_Dashed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6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063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2.077cm" svg:y1="17.912cm" svg:x2="6.352cm" svg:y2="12.664cm">
          <text:p/>
        </draw:line>
        <draw:line draw:style-name="gr1" draw:text-style-name="P1" draw:layer="layout" svg:x1="8.701cm" svg:y1="12.85cm" svg:x2="13.576cm" svg:y2="17.632cm">
          <text:p/>
        </draw:line>
        <draw:ellipse draw:style-name="gr2" draw:text-style-name="P1" draw:layer="layout" svg:width="5.11cm" svg:height="5.014cm" svg:x="4.729cm" svg:y="12.499cm">
          <text:p/>
        </draw:ellipse>
        <draw:ellipse draw:style-name="gr3" draw:text-style-name="P1" draw:layer="layout" svg:width="6.679cm" svg:height="6.555cm" svg:x="4.284cm" svg:y="13.246cm">
          <text:p/>
        </draw:ellipse>
        <draw:line draw:style-name="gr1" draw:text-style-name="P1" draw:layer="layout" svg:x1="2.054cm" svg:y1="8.863cm" svg:x2="5.397cm" svg:y2="4.711cm">
          <text:p/>
        </draw:line>
        <draw:line draw:style-name="gr1" draw:text-style-name="P1" draw:layer="layout" svg:x1="8.561cm" svg:y1="5.668cm" svg:x2="12.596cm" svg:y2="8.886cm">
          <text:p/>
        </draw:line>
        <draw:ellipse draw:style-name="gr2" draw:text-style-name="P1" draw:layer="layout" svg:width="2.432cm" svg:height="2.451cm" svg:x="5.197cm" svg:y="4.195cm">
          <text:p/>
        </draw:ellipse>
        <draw:line draw:style-name="gr4" draw:text-style-name="P1" draw:layer="layout" svg:x1="7.068cm" svg:y1="4.431cm" svg:x2="11.78cm" svg:y2="8.257cm">
          <text:p/>
        </draw:line>
        <draw:frame draw:style-name="gr5" draw:layer="layout" svg:width="12.58cm" svg:height="2.387cm" svg:x="1.588cm" svg:y="9.748cm">
          <draw:text-box>
            <text:p>Kreis mit vorgegebenen Radius/Mittelpunkt</text:p>
            <text:p>1) Knoten werden beibehalten</text:p>
            <text:p>2) Knoten werden angepasst</text:p>
          </draw:text-box>
        </draw:frame>
        <draw:frame draw:style-name="gr5" draw:layer="layout" svg:width="11.361cm" svg:height="2.387cm" svg:x="1.82cm" svg:y="1.212cm">
          <draw:text-box>
            <text:p>Verlängerung einer (oder beider) </text:p>
            <text:p>Linien zum Erzwingen von <text:s/>Tangenten </text:p>
            <text:p>an einen Kreis</text:p>
          </draw:text-box>
        </draw:frame>
        <draw:line draw:style-name="gr1" draw:text-style-name="P1" draw:layer="layout" svg:x1="15.931cm" svg:y1="8.863cm" svg:x2="19.196cm" svg:y2="4.874cm">
          <text:p/>
        </draw:line>
        <draw:line draw:style-name="gr1" draw:text-style-name="P1" draw:layer="layout" svg:x1="21.461cm" svg:y1="5.177cm" svg:x2="24.794cm" svg:y2="8.443cm">
          <text:p/>
        </draw:line>
        <draw:path draw:style-name="gr6" draw:text-style-name="P1" draw:layer="layout" svg:width="2.285cm" svg:height="0.748cm" svg:x="19.196cm" svg:y="4.453cm" svg:viewBox="0 0 2286 749" svg:d="m0 482c1335-1222 2286 267 2286 267">
          <text:p/>
        </draw:path>
        <draw:frame draw:style-name="gr5" draw:layer="layout" svg:width="7.457cm" svg:height="0.963cm" svg:x="16.421cm" svg:y="1.376cm">
          <draw:text-box>
            <text:p>Verwendung von Splines</text:p>
          </draw:text-box>
        </draw:frame>
        <draw:frame draw:style-name="gr5" draw:layer="layout" svg:width="0.853cm" svg:height="0.963cm" svg:x="0.98cm" svg:y="1.026cm">
          <draw:text-box>
            <text:p>a</text:p>
          </draw:text-box>
        </draw:frame>
        <draw:frame draw:style-name="gr7" draw:layer="layout" svg:width="0.862cm" svg:height="1.003cm" svg:x="0.761cm" svg:y="9.726cm">
          <draw:text-box>
            <text:p>b</text:p>
          </draw:text-box>
        </draw:frame>
        <draw:frame draw:style-name="gr7" draw:layer="layout" svg:width="0.862cm" svg:height="1.003cm" svg:x="15.061cm" svg:y="9.727cm">
          <draw:text-box>
            <text:p>d</text:p>
          </draw:text-box>
        </draw:frame>
        <draw:frame draw:style-name="gr7" draw:layer="layout" svg:width="0.862cm" svg:height="1.003cm" svg:x="15.061cm" svg:y="1.228cm">
          <draw:text-box>
            <text:p>c</text:p>
          </draw:text-box>
        </draw:frame>
        <draw:line draw:style-name="gr1" draw:text-style-name="P1" draw:layer="layout" svg:x1="16.354cm" svg:y1="16.891cm" svg:x2="19.535cm" svg:y2="13.019cm">
          <text:p/>
        </draw:line>
        <draw:line draw:style-name="gr1" draw:text-style-name="P1" draw:layer="layout" svg:x1="21.884cm" svg:y1="13.205cm" svg:x2="25.217cm" svg:y2="16.471cm">
          <text:p/>
        </draw:line>
        <draw:line draw:style-name="gr8" draw:text-style-name="P1" draw:layer="layout" svg:x1="19.524cm" svg:y1="13.086cm" svg:x2="21.881cm" svg:y2="13.227cm">
          <text:p/>
        </draw:line>
        <draw:frame draw:style-name="gr5" draw:layer="layout" svg:width="5.781cm" svg:height="0.963cm" svg:x="16.328cm" svg:y="9.774cm">
          <draw:text-box>
            <text:p>direkte Verbindung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layer="layout" svg:width="9.722cm" svg:height="1.675cm" svg:x="2.429cm" svg:y="1.397cm">
          <draw:text-box>
            <text:p>Verlängern beider Linien bis zum</text:p>
            <text:p>Schnittpunkt</text:p>
          </draw:text-box>
        </draw:frame>
        <draw:frame draw:style-name="gr10" draw:layer="layout" svg:width="0.853cm" svg:height="0.963cm" svg:x="1.093cm" svg:y="1.342cm">
          <draw:text-box>
            <text:p>e</text:p>
          </draw:text-box>
        </draw:frame>
        <draw:frame draw:style-name="gr11" draw:layer="layout" svg:width="0.68cm" svg:height="0.963cm" svg:x="0.949cm" svg:y="10.587cm">
          <draw:text-box>
            <text:p>f</text:p>
          </draw:text-box>
        </draw:frame>
        <draw:frame draw:style-name="gr5" draw:layer="layout" svg:width="0.853cm" svg:height="0.963cm" svg:x="13.195cm" svg:y="1.345cm">
          <draw:text-box>
            <text:p>g</text:p>
          </draw:text-box>
        </draw:frame>
        <draw:line draw:style-name="gr1" draw:text-style-name="P1" draw:layer="layout" svg:x1="2.195cm" svg:y1="8.961cm" svg:x2="5.376cm" svg:y2="5.089cm">
          <text:p/>
        </draw:line>
        <draw:line draw:style-name="gr1" draw:text-style-name="P1" draw:layer="layout" svg:x1="7.725cm" svg:y1="5.275cm" svg:x2="11.058cm" svg:y2="8.541cm">
          <text:p/>
        </draw:line>
        <draw:line draw:style-name="gr8" draw:text-style-name="P1" draw:layer="layout" svg:x1="6.416cm" svg:y1="3.991cm" svg:x2="7.722cm" svg:y2="5.297cm">
          <text:p/>
        </draw:line>
        <draw:line draw:style-name="gr8" draw:text-style-name="P1" draw:layer="layout" svg:x1="5.413cm" svg:y1="5.017cm" svg:x2="6.369cm" svg:y2="3.944cm">
          <text:p/>
        </draw:line>
        <draw:line draw:style-name="gr1" draw:text-style-name="P1" draw:layer="layout" svg:x1="5.247cm" svg:y1="17.329cm" svg:x2="8.676cm" svg:y2="13.131cm">
          <text:p/>
        </draw:line>
        <draw:line draw:style-name="gr1" draw:text-style-name="P1" draw:layer="layout" svg:x1="5.271cm" svg:y1="17.307cm" svg:x2="10.729cm" svg:y2="17.982cm">
          <text:p/>
        </draw:line>
        <draw:line draw:style-name="gr12" draw:text-style-name="P1" draw:layer="layout" svg:x1="4.107cm" svg:y1="18.716cm" svg:x2="5.25cm" svg:y2="17.317cm">
          <text:p/>
        </draw:line>
        <draw:line draw:style-name="gr12" draw:text-style-name="P1" draw:layer="layout" svg:x1="3.219cm" svg:y1="17.073cm" svg:x2="5.304cm" svg:y2="17.341cm">
          <text:p/>
        </draw:line>
        <draw:frame draw:style-name="gr5" draw:layer="layout" svg:width="9.515cm" svg:height="1.675cm" svg:x="2.429cm" svg:y="10.498cm">
          <draw:text-box>
            <text:p>Verkürzen beider Linien bis zum</text:p>
            <text:p>Schnittpunkt</text:p>
          </draw:text-box>
        </draw:frame>
        <draw:line draw:style-name="gr1" draw:text-style-name="P1" draw:layer="layout" svg:x1="16.793cm" svg:y1="12.968cm" svg:x2="21.435cm" svg:y2="7.23cm">
          <text:p/>
        </draw:line>
        <draw:line draw:style-name="gr1" draw:text-style-name="P1" draw:layer="layout" svg:x1="15.837cm" svg:y1="11.125cm" svg:x2="23.488cm" svg:y2="12.081cm">
          <text:p/>
        </draw:line>
        <draw:frame draw:style-name="gr5" draw:layer="layout" svg:width="12.44cm" svg:height="3.811cm" svg:x="14.419cm" svg:y="1.448cm">
          <draw:text-box>
            <text:p>Aufteilen beider Linien am Schnittpunkt</text:p>
            <text:p>1) Beibehalten von vier Linien <text:s/>(eigentlich </text:p>
            <text:p><text:s text:c="4"/>ist das dann kein Linienverbinden mehr)</text:p>
            <text:p>2) Verbinden von A1/B2 bzw. B1/A2 zu </text:p>
            <text:p><text:s text:c="5"/>neuen Linien</text:p>
          </draw:text-box>
        </draw:frame>
        <draw:ellipse draw:style-name="gr13" draw:text-style-name="P1" draw:layer="layout" svg:width="0.513cm" svg:height="0.536cm" svg:x="17.796cm" svg:y="11.125cm">
          <text:p/>
        </draw:ellipse>
        <draw:frame draw:style-name="gr14" draw:layer="layout" svg:width="1.277cm" svg:height="1.15cm" svg:x="20.176cm" svg:y="10.753cm">
          <draw:text-box>
            <text:p>B1</text:p>
          </draw:text-box>
        </draw:frame>
        <draw:frame draw:style-name="gr5" draw:layer="layout" svg:width="1.277cm" svg:height="0.963cm" svg:x="16.14cm" svg:y="10.286cm">
          <draw:text-box>
            <text:p>B2</text:p>
          </draw:text-box>
        </draw:frame>
        <draw:frame draw:style-name="gr5" draw:layer="layout" svg:width="1.277cm" svg:height="0.963cm" svg:x="18.892cm" svg:y="8.023cm">
          <draw:text-box>
            <text:p>A1</text:p>
          </draw:text-box>
        </draw:frame>
        <draw:frame draw:style-name="gr5" draw:layer="layout" svg:width="1.277cm" svg:height="0.963cm" svg:x="17.166cm" svg:y="12.501cm">
          <draw:text-box>
            <text:p>A2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line draw:style-name="gr1" draw:text-style-name="P1" draw:layer="layout" svg:x1="5.388cm" svg:y1="12.692cm" svg:x2="8.569cm" svg:y2="8.82cm">
          <text:p/>
        </draw:line>
        <draw:line draw:style-name="gr1" draw:text-style-name="P1" draw:layer="layout" svg:x1="7.857cm" svg:y1="11.546cm" svg:x2="13.575cm" svg:y2="13.066cm">
          <text:p/>
        </draw:line>
        <draw:line draw:style-name="gr8" draw:text-style-name="P1" draw:layer="layout" svg:x1="6.526cm" svg:y1="11.197cm" svg:x2="7.907cm" svg:y2="11.572cm">
          <text:p/>
        </draw:line>
        <draw:frame draw:style-name="gr5" draw:layer="layout" svg:width="12.762cm" svg:height="5.235cm" svg:x="3.867cm" svg:y="1.236cm">
          <draw:text-box>
            <text:p>Verlängerung bis zum Schnittpunkt</text:p>
            <text:p>1.a) mit Einfügen eines neuen Stützpunktes</text:p>
            <text:p><text:s text:c="7"/>in Linien A</text:p>
            <text:p>1.b) ohne Einfügen eines neuen </text:p>
            <text:p><text:s text:c="7"/>Stützpunktes in Linien A</text:p>
            <text:p>2) Verkürzen von Linie A bis zum Schnitt-</text:p>
            <text:p><text:s text:c="4"/>punkt</text:p>
          </draw:text-box>
        </draw:frame>
        <draw:frame draw:style-name="gr15" draw:layer="layout" svg:width="1.026cm" svg:height="1.002cm" svg:x="4.52cm" svg:y="11.711cm">
          <draw:text-box>
            <text:p>A</text:p>
          </draw:text-box>
        </draw:frame>
        <draw:frame draw:style-name="gr5" draw:layer="layout" svg:width="0.925cm" svg:height="0.963cm" svg:x="12.03cm" svg:y="11.57cm">
          <draw:text-box>
            <text:p>B</text:p>
          </draw:text-box>
        </draw:frame>
        <draw:line draw:style-name="gr1" draw:text-style-name="P1" draw:layer="layout" svg:x1="6.9cm" svg:y1="16.921cm" svg:x2="8.875cm" svg:y2="14.545cm">
          <text:p/>
        </draw:line>
        <draw:line draw:style-name="gr1" draw:text-style-name="P1" draw:layer="layout" svg:x1="8.163cm" svg:y1="17.271cm" svg:x2="13.881cm" svg:y2="18.791cm">
          <text:p/>
        </draw:line>
        <draw:line draw:style-name="gr8" draw:text-style-name="P1" draw:layer="layout" svg:x1="6.832cm" svg:y1="16.922cm" svg:x2="8.213cm" svg:y2="17.297cm">
          <text:p/>
        </draw:line>
        <draw:frame draw:style-name="gr15" draw:layer="layout" svg:width="1.026cm" svg:height="1.002cm" svg:x="4.826cm" svg:y="17.436cm">
          <draw:text-box>
            <text:p>A</text:p>
          </draw:text-box>
        </draw:frame>
        <draw:frame draw:style-name="gr5" draw:layer="layout" svg:width="0.925cm" svg:height="0.963cm" svg:x="12.336cm" svg:y="17.295cm">
          <draw:text-box>
            <text:p>B</text:p>
          </draw:text-box>
        </draw:frame>
        <draw:line draw:style-name="gr12" draw:text-style-name="P1" draw:layer="layout" svg:x1="5.85cm" svg:y1="18.273cm" svg:x2="6.993cm" svg:y2="16.874cm">
          <text:p/>
        </draw:line>
        <draw:frame draw:style-name="gr5" draw:layer="layout" svg:width="0.853cm" svg:height="0.963cm" svg:x="2.296cm" svg:y="1.346cm">
          <draw:text-box>
            <text:p>h</text:p>
          </draw:text-box>
        </draw:frame>
        <draw:frame draw:style-name="gr16" draw:layer="layout" svg:width="1.196cm" svg:height="1.016cm" svg:x="4.186cm" svg:y="13.819cm">
          <draw:text-box>
            <text:p>2.</text:p>
          </draw:text-box>
        </draw:frame>
        <draw:frame draw:style-name="gr7" draw:layer="layout" svg:width="1.196cm" svg:height="1.003cm" svg:x="4.163cm" svg:y="8.359cm">
          <draw:text-box>
            <text:p>1.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7" draw:layer="layout" svg:width="25.583cm" svg:height="5.235cm" svg:x="1.773cm" svg:y="2.239cm">
          <draw:text-box>
            <text:p>Für alle Varianten, mit Ausnahme von g) und h) bestehen die Optionen, nach der Verbindung </text:p>
            <text:list text:style-name="L1">
              <text:list-item>
                <text:p><text:s/>ein Linienobjekt zu erzeugen,</text:p>
              </text:list-item>
              <text:list-item>
                <text:p><text:s/>zwei Linienobjekte beizubehalten, und die Verbindung - je nach Typ - einem oder beiden Linienobjekten zuzuweisen</text:p>
              </text:list-item>
              <text:list-item>
                <text:p><text:s/>die Verbindung (mit Ausnahme von f und h) als eigenes Linienobjekt einzufügen</text:p>
                <text:p/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7T15:07:40.38</meta:creation-date>
    <meta:editing-duration>PT01H27M42S</meta:editing-duration>
    <meta:editing-cycles>15</meta:editing-cycles>
    <dc:date>2010-02-03T11:04:53.81</dc:date>
    <meta:generator>OpenOffice.org/3.1$Win32 OpenOffice.org_project/310m19$Build-9420</meta:generator>
    <meta:document-statistic meta:object-count="88"/>
  </office:meta>
</office:document-meta>
</file>